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Footnote">
      <style:paragraph-properties fo:margin-left="0in" fo:margin-right="0in" fo:text-indent="0in" style:auto-text-indent="false"/>
      <style:text-properties fo:font-size="9pt" style:font-size-asian="9pt" style:font-size-complex="9pt"/>
    </style:style>
    <style:style style:name="P3" style:family="paragraph" style:parent-style-name="Footnote">
      <style:paragraph-properties fo:margin-left="0in" fo:margin-right="0in" fo:text-indent="0in" style:auto-text-indent="false"/>
      <style:text-properties style:font-name="Times New Roman" fo:font-size="9pt" style:font-size-asian="9pt" style:font-size-complex="9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2pt" style:font-size-asian="12pt" style:font-size-complex="12pt"/>
    </style:style>
    <style:style style:name="P6"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7" style:family="paragraph" style:parent-style-name="Standard">
      <style:paragraph-properties fo:line-height="200%" fo:text-align="start" style:justify-single-word="fals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italic" style:font-size-asian="12pt" style:font-style-asian="italic" style:font-size-complex="12pt" style:font-style-complex="italic"/>
    </style:style>
    <style:style style:name="T4" style:family="text">
      <style:text-properties fo:font-style="italic"/>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08</text:p>
      <text:p text:style-name="Standard"/>
      <text:p text:style-name="Standard">10/01/17</text:p>
      <text:p text:style-name="Standard"/>
      <text:p text:style-name="Standard"/>
      <text:p text:style-name="P1">Paper 2 – Serious Gaming</text:p>
      <text:p text:style-name="P1"/>
      <text:p text:style-name="P1"/>
      <text:p text:style-name="P7"><text:tab/>After getting a preliminary look on the world or rather field of digital storytelling, then next step in covering this subject is to look into the way this form of media is applied to the world of today. <text:s/>Enter the style called Serious Games, are games that give the player a specific set of rules that lead them to achieve entertainment and an additional learning experience. <text:s/>Now this definition could be considered broad, that this could encompass a number of games ranging from learning based games to first person shooters based on historical fiction. <text:s/>Since this definition is difficult to hold true to, especially in the modern age, these Serious Games are for the most part up for the player to decide what goals are achieved and what lessons learned. <text:s/>When investigating this form of digital storytelling the two books<text:span text:style-name="T2"> </text:span><text:span text:style-name="T3">Serious Games Foundations, Concepts and Practice</text:span><text:span text:style-name="T2"> by Ralf Dörner, Stefan Göbel, Wolfgang Effelsburg and Josef Wiemeyer and Video games</text:span><text:span text:style-name="T3"> and Education</text:span><text:span text:style-name="T2"> by Harry J. Brown lend a helping hand in the ways of explaining how Serious Games are applied and taught to the modern world. <text:s/>This paper will investigate what this subfield of Serious Games encompasses and how it can be applied to the world of schools and modern day entertainment. <text:s/>As mentioned before the objective of these serious games is to complete a for mentioned task while also learning in some fashion whether it be history, health, math or science. <text:s/>The broad umbrella that this gives seems to be a strong advantage to what Dörner's book considers a field that is “leaving it's infancy”</text:span><text:span text:style-name="T2"><text:note text:id="ftn1" text:note-class="footnote"><text:note-citation>1</text:note-citation><text:note-body><text:p text:style-name="P2">. <text:span text:style-name="T1">Dörner 2016, pg. v</text:span></text:p></text:note-body></text:note></text:span><text:span text:style-name="T2">. <text:s/>With the field being young and in the first stages of becoming a respected field, as all of digital storytelling is, there are not a great many examples yet that provide how these games can be both sold to a educational market as well as to the </text:span><text:soft-page-break/><text:span text:style-name="T2">mass consumers. <text:s/>This paper will look to how these games can be applied to both worlds, how teaching this course can assist in finding new and innovative ways to help students of the future learn with mediums that they will happily respond to. <text:s/>This paper will look into how these books describe and advise to apply the sub-field of Serious Games into the world of both education and the consumer market. <text:s/>To begin this discussion one must investigate what a Serious Game actually is, what is the best way to describe this style of a game, since the guidelines mentioned earlier gives the learning community their pick of anything out there. <text:s/>So this paper will also look to narrow down what type of games are actually serious games and which games are just looking to entertain the player with fantastic graphics and an envirogating storyline. <text:s/>To begin this discussion of this up and coming field of digital storytelling, one must look into how both of these authors look to define the subject before any other question is answered. <text:s/></text:span></text:p>
      <text:p text:style-name="P7"><text:span text:style-name="T2"><text:tab/>To begin the discussion of what Serious Games are one must first designate what are Digital Games, according to Dörner digital games are those that use any kind of computing machinery</text:span><text:span text:style-name="T2"><text:note text:id="ftn2" text:note-class="footnote"><text:note-citation>2</text:note-citation><text:note-body><text:p text:style-name="P2">. <text:span text:style-name="T1">Dörner 2016, pg. 2</text:span></text:p></text:note-body></text:note></text:span><text:span text:style-name="T2"> whether it a console game or a smart phone. <text:s/>Since these digital games can have a broad medium that allows more users to access the game, Serious Games plays off of the Digital Gaming world and uses these games and apps in order to push forward a different kind of gaming experience. <text:s/>When looking into Serious Games, Dörner describes these as digital games created with two goals, one to entertain and the other more educational based calling these objectives characterized goals</text:span><text:span text:style-name="T2"><text:note text:id="ftn3" text:note-class="footnote"><text:note-citation>3</text:note-citation><text:note-body><text:p text:style-name="P2">. <text:span text:style-name="T1">Dörner 2016, pg. 3</text:span></text:p></text:note-body></text:note></text:span><text:span text:style-name="T2">. <text:s/>With a definition clearly located in this book, the next step is to investigate how the authors look to apply this to both an academic and a modern entertainment world. <text:s/>The suggestion when looking to create and use these serious games to assist a certain field, Dörner suggests that the creators should stick to one field and not look to get a multidisciplinary group of experts. <text:s/>Since these games only have room for one other additional objective besides the purpose of entertainment, it would be understandable if one would suggest not a very diverse group of people making a form of entertainment and learning. <text:s/>In Dörner's </text:span><text:soft-page-break/><text:span text:style-name="T2">book he makes mention of possible problems if this model is not followed which leads the belief that this discipline seems to be a bit more exclusive then the previous look at Digital Storytelling from a broad point of view. <text:s text:c="2"/>While he does not suggest that it will never work, they do give steps in order to achieve the best possible project even with a interdisciplinary group</text:span><text:span text:style-name="T2"><text:note text:id="ftn4" text:note-class="footnote"><text:note-citation>4</text:note-citation><text:note-body><text:p text:style-name="P3">. Dörner 2016, pg. 49</text:p></text:note-body></text:note></text:span><text:span text:style-name="T2">. <text:s/>With this in mind one can begin to learn how these games begin to be formed, giving a better idea of how they can be applied to the real world outside of academics. <text:s/>Since the use of games can be a great help in keeping students attention and motivation of complete the tasks set before them</text:span><text:span text:style-name="T2"><text:note text:id="ftn5" text:note-class="footnote"><text:note-citation>5</text:note-citation><text:note-body><text:p text:style-name="P3">. Dörner 2016, pg. 57</text:p></text:note-body></text:note></text:span><text:span text:style-name="T2">, but with the additional learning attached to the game allows these games to be used in all kinds of manners. <text:s/>With a preliminary look at how Dörner suggests this form of gaming is constructed, the next move would be to investigate how his book looks to apply the methods that have been previously mentioned. <text:s/>If these games can capture the attention of students and gamers alike, how would one work to place these games into both classrooms and gaming store's shelves? <text:s/>These questions can find a proper answer as this discussion moves in the direction of the how this subfield of digital storytelling is applied to the modern world, and how these games can be considered not only built for the entertainment of the player, but also for the education of the masses. <text:s/></text:span></text:p>
      <text:p text:style-name="P6"><text:tab/>In the book by Dörner, the authors designate an entire chapter to how the sub field of Serious Games can be applied to the academic world, in fact the authors provide a great deal of examples. <text:s/>The first to mention is of course commutator science, yet not for the coding aspect of this specific subject field. <text:s/>Dörner mentions computer graphics and modeling design<text:note text:id="ftn6" text:note-class="footnote"><text:note-citation>6</text:note-citation><text:note-body><text:p text:style-name="P3">. Dörner 2016, pg. 37</text:p></text:note-body></text:note>. <text:s/>While these do not sound like entertaining games when thinking in terms of Serious Games both these methods include completing a set task with the additional purpose of learning. <text:s/>The authors do not however keep the ideas to the field of computer science, another way these games can be applied to the educational world is through the lens of psychology. <text:s/>The authors explain that games can be made for this field by creating a set of traditional norms that everyone in the virtual world follows and thus it gives the player the incentive to <text:soft-page-break/>copy these tendencies.<text:note text:id="ftn7" text:note-class="footnote"><text:note-citation>7</text:note-citation><text:note-body><text:p text:style-name="P3">. Dörner 2016, pg. 41</text:p></text:note-body></text:note> <text:s/>Another way this sub field is applied to education is to assist in cognitive skills, giving a eight step process in the text in order to achieve the creation and facilitation of a Serious Game<text:note text:id="ftn8" text:note-class="footnote"><text:note-citation>8</text:note-citation><text:note-body><text:p text:style-name="P3">. Dörner 2016, pg. 44</text:p></text:note-body></text:note>. <text:s/>Even though these subjects are not the most common that some would assume would be fit for the gaming world, yet with the additions of technology in the modern era, people's attention spans are lowering and Serious Games may be instrumental in teaching in the years to come. <text:s/>Later on in the book the authors produce a section on the adaptation of these games to the modern era and how the adaptiveness of each of the games could in turn rate the effectiveness of the product<text:note text:id="ftn9" text:note-class="footnote"><text:note-citation>9</text:note-citation><text:note-body><text:p text:style-name="P3">. Dörner 2016, pg. 162</text:p></text:note-body></text:note>. <text:s/>With a great deal of additional parameters surrounding Serious Games, it seems to be a sub field that will take a little longer than this book suggests to be adapted and accepted among both the academic and non academic communities. <text:s/>This book made great points in showing the ways this field can be applied to the modern world and how many different fields these Games could effectively teach. <text:s/>Even with a plethora of knowledge gleaned from this book there is still another work covered for this sub field of Serious Games. <text:s/>The book by Brown goes into detail about how these games can be applied to the educational world as well. <text:s/>This section of the paper will continue to discuss how the sub field of Serious Games can be applied to the educational world and beyond, granted the book by Dörner did not produce much in the ways outside of the educational world. <text:s/>With this in mind the discussion can continue regarding how this sub field is going to be fully engrained and applied to the ever growing and ever challenging world of modern education. </text:p>
      <text:p text:style-name="P6"><text:tab/>In the book by Harry J. Brown, there is a similar consensus towards what makes this style of gaming so effective, what Brown describes as a goal oriented task and reward base<text:note text:id="ftn10" text:note-class="footnote"><text:note-citation>10</text:note-citation><text:note-body><text:p text:style-name="P2">. Brown 2005, pg. x</text:p></text:note-body></text:note>. <text:s/>This is a very similar definition to the one provided in the work by Dörner, and this continues to show a sense of unity within this growing field. <text:s/>Brown's book mostly, just as the previous work covered, looks into the uses these games have in a more academic standing, as he designates his final section of the book <text:soft-page-break/>towards this specific topic. <text:s/>This however takes a closer look on how these games could be and have been applied. <text:s/>An example Brown provides is a fairly successful game called <text:span text:style-name="T5">The Oregon Trail</text:span>, in this game players must navigate with a their family west by way of interacting with a historical event, the trail itself. <text:s/>Brown goes on to mention that this game, while moderately fun, was giving the players a chance to learn life on the Oregon trail in the past having every decision have an impact much like history itself<text:note text:id="ftn11" text:note-class="footnote"><text:note-citation>11</text:note-citation><text:note-body><text:p text:style-name="P2">. Brown 2005, pg. 118</text:p></text:note-body></text:note>. <text:s/>While this is not the type of game people would play in their free time, it is a good example of Serious Games being placed into education for years without the field of Digital Storytelling. <text:s/>Even with this game as a success at an elementary level, Brown goes on to mention that there is still some questions in the academic world if games are a viable medium that can be utilized in education do to their habit of entertainment<text:note text:id="ftn12" text:note-class="footnote"><text:note-citation>12</text:note-citation><text:note-body><text:p text:style-name="P2">. Brown 2005, pg. 119</text:p></text:note-body></text:note>. <text:s/>This work takes a similar approach yet it gives more examples of learning based games, specifically the Total War series, however also mentioning that these games at the same time sacrifice historical accuracy to give the players a more entertaining campaign<text:note text:id="ftn13" text:note-class="footnote"><text:note-citation>13</text:note-citation><text:note-body><text:p text:style-name="P2">. Brown 2005, pg. 131</text:p></text:note-body></text:note>. <text:s/>This seems to be a major topic in this text, speaking towards the fact that these games seem to fall into the categories of entertainment rather than more educational, and this means sacrifices are made. <text:s/>Yet these games are currently debated, and academics continue to look into how these games can be applied. <text:s/>This work explains that these games are actually very helpful in the field of History as they can teach the players that the events of history can be caused by anything<text:note text:id="ftn14" text:note-class="footnote"><text:note-citation>14</text:note-citation><text:note-body><text:p text:style-name="P2">. Brown 2005, pg. 135</text:p></text:note-body></text:note>. <text:s/>Giving a player control of the world in the eyes of one faction, there can be a lot learned from an experience like that. <text:s/>With this in mind, one can assume that these Serious Games are beginning to grow into a large part of the gaming world and soon enough these games will claw their way into the academic world and provide a new, technologically savvy method of learning history and the events that placed this world where it is today. <text:s/></text:p>
      <text:p text:style-name="P6"><text:tab/>Serious Games are something that have been within the fold of digital media for years now yet <text:soft-page-break/>only recently was this field of digital storytelling perfected and this style of game revisited. <text:s/>As schools move into a more modern era, the ways of teach will begin to become slightly unenthusiastic, with the addition of this style of gaming, it can bring in a whole new way to teach the new generations in ways in which they will stay attentive. <text:s/>One of the biggest moves that has yet to be completed, and it may be only a matter of time, the input of purely entertainment based games being used for educational purposes specifically the game sires <text:span text:style-name="T5">Call of Duty</text:span>. <text:s/>While this game is nothing close to the definition of Serious Games, it does offer some advantages when looking to teach students of history about the battles and the events surrounding World War II. <text:s/>Understandably so these games do not seem very educational at first glance, not many first person shooter games do. <text:s/>Yet with the constant dousing of historical fiction, and real life locations it gives players a chance to fill the shoes of a United States Soldier fighting through France or the Pacific. <text:s/>This series can be used by classrooms all over the country and this could in fact be a new way to teach history without worrying about losing the student's attention for the length of the class. <text:s/>Having new forms of technology is always helpful to the world of academia, everyday there are new advancements in all the digital fields, and since this digital education is being formulated the use of console video games could be handy. <text:s/>There will not be a lot who agree with this stand point, many will look to the distractions that Video Games can cause, yet the purpose of these Serious Games is to keep the player occupied on a certain task. <text:s/>The task can be generated to be anything, slate the students to learn what every the instructor wishes, just by using an innovative way to produce a successful lesson plan. <text:s/>This idea of using games like <text:span text:style-name="T5">Call of Duty</text:span> to assist with teaching history is of course problematic, there is so much in those games that do not go with the historical fabric that has been told to us in the history books, yet how much different is this from having a class sit down and watch a documentary or a feature TV program like <text:span text:style-name="T5">Band of Brothers</text:span>. <text:s/>Both have their own take on how the events happened and while arguments could be made for both sides, there will be nay-sayers who would not like the idea of teachers playing these war based video games in order to complete a lesson. <text:s/>The use of Serious Games has defiantly helped push the train cars of education into <text:soft-page-break/>a new station, yet there is a great deal more to accomplish, as the future progresses there will be more uses and avenues for Serious Games to enlist their help into the world of education and beyond. <text:s/></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Works Cited </text:p>
      <text:p text:style-name="P5"/>
      <text:p text:style-name="P4">Brown, Harry J. <text:span text:style-name="T4">Videogames and Education</text:span>. Armonk, NY: M.E. Sharpe, 2008. </text:p>
      <text:p text:style-name="P4"/>
      <text:p text:style-name="P4">Dörner, Ralf, Stefan Göbel, Wolfgang Effelsberg, and Josef Wiemeyer. <text:span text:style-name="T4">Serious games foundations, concepts and practice</text:span>. Switzerland: Springer, 2016.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32:24</meta:creation-date>
    <dc:date>2017-09-30T09:47:58</dc:date>
    <meta:editing-duration>P2DT5H40M5S</meta:editing-duration>
    <meta:editing-cycles>12</meta:editing-cycles>
    <meta:generator>OpenOffice.org/3.4.1$Unix OpenOffice.org_project/341m1$Build-9593</meta:generator>
    <meta:document-statistic meta:table-count="0" meta:image-count="0" meta:object-count="0" meta:page-count="8" meta:paragraph-count="27" meta:word-count="2548" meta:character-count="14375"/>
  </office:meta>
</office:document-meta>
</file>